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text-properties fo:font-size="15pt" style:font-size-asian="15pt" style:font-size-complex="15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s list<text:line-break/><text:line-break/><text:span text:style-name="T1">In this document, you can find the list of all the commands available on the Jean-Mi shell</text:span></text:p>
      <text:p text:style-name="P3"/>
      <text:p text:style-name="P2">tutorial</text:p>
      <text:p text:style-name="P3">Opens a tutorial</text:p>
      <text:p text:style-name="P3"/>
      <text:p text:style-name="P2">help</text:p>
      <text:p text:style-name="P3">If you want to get this PDF file</text:p>
      <text:p text:style-name="P3"/>
      <text:p text:style-name="P2">mail</text:p>
      <text:p text:style-name="P3">You can use this command if you want to open your inbox</text:p>
      <text:p text:style-name="P3"/>
      <text:p text:style-name="P2">binedit</text:p>
      <text:p text:style-name="P3">Allow you to access to an application that helps you modifying binary files</text:p>
      <text:p text:style-name="P3"/>
      <text:p text:style-name="P2">notepad</text:p>
      <text:p text:style-name="P3">Opens a post-it manager if you want to take some notes about some things<text:line-break/><text:line-break/><text:span text:style-name="T2">exit </text:span>or <text:span text:style-name="T2">quit</text:span></text:p>
      <text:p text:style-name="P3">Leave the game. Be careful, you will loose everything you have done !</text:p>
      <text:p text:style-name="P3"/>
      <text:p text:style-name="P2">push</text:p>
      <text:p text:style-name="P3">Repair a little bit your server. You have to specify a path to a .bin file</text:p>
      <text:p text:style-name="P3"/>
      <text:p text:style-name="P2">cd</text:p>
      <text:p text:style-name="P3">Change your directory within the game (use « .. » to go to previous directory)</text:p>
      <text:p text:style-name="P3"/>
      <text:p text:style-name="P2">ls</text:p>
      <text:p text:style-name="P3">List all files and sub-directories in your current directory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eddy Roncin</meta:initial-creator>
    <meta:creation-date>2021-01-30T22:14:33.35</meta:creation-date>
    <meta:generator>OpenOffice/4.1.7$Win32 OpenOffice.org_project/417m1$Build-9800</meta:generator>
    <dc:date>2021-01-31T12:44:59.58</dc:date>
    <dc:creator>Teddy Roncin</dc:creator>
    <meta:editing-duration>PT13M57S</meta:editing-duration>
    <meta:editing-cycles>12</meta:editing-cycles>
    <meta:document-statistic meta:table-count="0" meta:image-count="0" meta:object-count="0" meta:page-count="1" meta:paragraph-count="18" meta:word-count="133" meta:character-count="688"/>
  </office:meta>
</office:document-meta>
</file>